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/>
      <style:text-properties style:font-name="Tahoma" style:font-name-asian="Tahoma" style:font-name-complex="Tahoma" fo:font-size="10pt" style:font-size-asian="10pt" style:font-size-complex="10pt"/>
    </style:style>
    <style:style style:name="ce7" style:family="table-cell" style:parent-style-name="Default" style:data-style-name="N3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63083333333333cm"/>
    </style:style>
    <style:style style:name="co3" style:family="table-column">
      <style:table-column-properties fo:break-before="auto" style:column-width="3.14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bat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office:value-type="string" table:style-name="ce7">
            <text:p>jenis_jabatan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INSPEKTUR JENDERAL</text:p>
          </table:table-cell>
          <table:table-cell office:value-type="string" table:style-name="ce3">
            <text:p>PIMPINAN TINGGI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INSPEKTUR WILAYAH</text:p>
          </table:table-cell>
          <table:table-cell office:value-type="string" table:style-name="ce3">
            <text:p>PIMPINAN TINGGI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SEKRETARIS INSPEKTORAT JENDERL</text:p>
          </table:table-cell>
          <table:table-cell office:value-type="string" table:style-name="ce3">
            <text:p>PIMPINAN TINGGI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AUDITOR UTAM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KEPALA BAGIAN</text:p>
          </table:table-cell>
          <table:table-cell office:value-type="string" table:style-name="ce3">
            <text:p>ADMINISTRATOR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AUDITOR MADYA<text:s/>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ANALIS KEPEGAWAIAN AHLI MADY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AUDITOR MUD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AUDITOR PERTAM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AUDITOR PELAKSANA LANJUTAN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AUDITOR PELAKSAN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KASUBAG</text:p>
          </table:table-cell>
          <table:table-cell office:value-type="string" table:style-name="ce3">
            <text:p>PENGAWAS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PRANATA KOMPUTER PERTAM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6">
            <text:p>PENGELOLA DAN PEMELIHARA PIRANTI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6">
            <text:p>PENGELOLA DATA ANGGAR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6">
            <text:p>PENYUSUN BAHAN KERJASAM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6">
            <text:p>ARSIPARIS AHLI MUD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6">
            <text:p>ARSIPARIS AHLI PERTAM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6">
            <text:p>ANALIS STANDARISASI SARANA KERJ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6">
            <text:p>PENGELOLA HASIL KERJ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6">
            <text:p>PENGELOLA TEKNOLOGI INFORMASI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6">
            <text:p>PENYUSUN LAPORAN KEUANGAN<text:s/>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6">
            <text:p>ANALIS KELEMBAGA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6">
            <text:p>ANALIS HUKUM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6">
            <text:p>ANALIS PERENCANAAN, PENGGUNAAN DAN PENGHAPUSAN BM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6">
            <text:p>ANALIS JABAT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6">
            <text:p>PENGEVALUASI KEGIATAN PROGRAM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6">
            <text:p>PENYUSUN INFORMASI HUKUM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6">
            <text:p>SEKRETARIS PIMPIN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6">
            <text:p>ANALIS LAPORAN HASIL PENGAWAS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6">
            <text:p>ANALIS KEPEGAWAIAN AHLI MUD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6">
            <text:p>ANALIS KEPEGAWAIAN AHLI PERTAM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6">
            <text:p>KUSTODIAN KEKAYAAN NEGAR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6">
            <text:p>BENDAHARA PENGELUARAN PUSAT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6">
            <text:p>ANALIS PENGADUAN MASYARAKAT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6">
            <text:p>PENGOLAH DATA KELEMBAGA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6">
            <text:p>PENGOLAH DATA KERJASAM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6">
            <text:p>PENGELOLA PENGADAAN BARANG/JASA PERTAM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6">
            <text:p>PRANATA HUBUNGAN MASYARAKAT PERTAMA</text:p>
          </table:table-cell>
          <table:table-cell office:value-type="string" table:style-name="ce3">
            <text:p>FUNGSIONAL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6">
            <text:p>PENGELOLA TATA NASKAH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6">
            <text:p>PENGELOLA KEUANG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6">
            <text:p>PETUGAS PROTOKOL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6">
            <text:p>ANALIS SISTEM PROSEDUR DAN METODE KERJA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6">
            <text:p>PENGELOLA TATA NASKAH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6">
            <text:p>PENATA KEUANGAN</text:p>
          </table:table-cell>
          <table:table-cell office:value-type="string" table:style-name="ce3">
            <text:p>PELAKSANA</text:p>
          </table:table-cell>
          <table:table-cell table:number-columns-repeated="1638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bmnit</meta:initial-creator>
    <dc:creator>bmnit</dc:creator>
    <meta:creation-date>2021-11-26T06:17:02Z</meta:creation-date>
    <dc:date>2021-11-26T06:23:02Z</dc:date>
  </office:meta>
</office:document-meta>
</file>